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ans-serif"/>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top="0in" fo:margin-bottom="0.139in" style:contextual-spacing="false" style:line-height-at-least="0.1917in"/>
      <style:text-properties fo:color="#00000a" style:font-name="Calibri" fo:font-size="11pt" fo:font-weight="bold" fo:background-color="#ffffff"/>
    </style:style>
    <style:style style:name="P2" style:family="paragraph" style:parent-style-name="Text_20_body">
      <style:paragraph-properties fo:margin-top="0in" fo:margin-bottom="0.139in" style:contextual-spacing="false" style:line-height-at-least="0.1917in"/>
      <style:text-properties fo:color="#00000a" style:font-name="Calibri" fo:font-size="11pt" fo:background-color="#fffff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pecial Classes for Quality Management</text:p>
      <text:p text:style-name="P2">Business, Government agencies, and industry may request seminars or workshops on statistical approaches for management such as critical thinking, root cause analysis, statistical process control, lean six sigma, ISO Management system standards, and project management. Rates for special workshops are $500.00 per day plus travel and related expense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libri" svg:font-family="Calibri, sans-serif"/>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13T14:24:17.544000000</meta:creation-date>
    <dc:date>2014-11-13T14:24:49.025000000</dc:date>
    <meta:editing-duration>P0D</meta:editing-duration>
    <meta:editing-cycles>1</meta:editing-cycles>
    <meta:document-statistic meta:table-count="0" meta:image-count="0" meta:object-count="0" meta:page-count="1" meta:paragraph-count="2" meta:word-count="53" meta:character-count="388" meta:non-whitespace-character-count="337"/>
    <meta:generator>LibreOffice/4.1.4.2$Windows_x86 LibreOffice_project/0a0440ccc0227ad9829de5f46be37cfb6edcf72</meta:generator>
  </office:meta>
</office:document-meta>
</file>